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Neutral Std Bld" svg:font-family="'Neutral Std Bld'" style:font-pitch="variable"/>
    <style:font-face style:name="Neutral Std Reg" svg:font-family="'Neutral Std Re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Neutral Std Reg" fo:font-size="9pt" style:font-size-asian="9pt" style:font-size-complex="9pt"/>
    </style:style>
    <style:style style:name="P2" style:family="paragraph" style:parent-style-name="Standard">
      <style:paragraph-properties fo:text-align="end" style:justify-single-word="false"/>
    </style:style>
    <style:style style:name="T1" style:family="text">
      <style:text-properties style:font-name="Neutral Std Reg" fo:font-size="8pt" style:font-size-asian="8pt" style:font-size-complex="8pt"/>
    </style:style>
    <style:style style:name="T2" style:family="text">
      <style:text-properties style:font-name="Neutral Std Reg" fo:font-size="8pt" officeooo:rsid="00191e35" style:font-size-asian="8pt" style:font-size-complex="8pt"/>
    </style:style>
    <style:style style:name="T3" style:family="text">
      <style:text-properties style:font-name="Neutral Std Reg" fo:font-size="8pt" officeooo:rsid="001aaaaa" style:font-size-asian="8pt" style:font-size-complex="8pt"/>
    </style:style>
    <style:style style:name="T4" style:family="text">
      <style:text-properties style:font-name="Neutral Std Reg" fo:font-size="8pt" officeooo:rsid="001bf930" style:font-size-asian="8pt" style:font-size-complex="8pt"/>
    </style:style>
    <style:style style:name="T5" style:family="text">
      <style:text-properties officeooo:rsid="001bf93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GECID / CAIA / C4AI / Inova USP Brazil + </text:span><text:span text:style-name="T3">I</text:span><text:span text:style-name="T4">EA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Neutral Std Bld" svg:font-family="'Neutral Std Bld'" style:font-pitch="variable"/>
    <style:font-face style:name="Neutral Std Reg" svg:font-family="'Neutral Std Re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0T11:53:00.650234549</meta:creation-date>
    <dc:date>2020-02-03T18:29:42.271254944</dc:date>
    <meta:editing-duration>PT21M28S</meta:editing-duration>
    <meta:editing-cycles>11</meta:editing-cycles>
    <meta:generator>LibreOffice/6.3.4.2$Linux_X86_64 LibreOffice_project/30$Build-2</meta:generator>
    <meta:document-statistic meta:table-count="0" meta:image-count="0" meta:object-count="0" meta:page-count="1" meta:paragraph-count="1" meta:word-count="11" meta:character-count="44" meta:non-whitespace-character-count="34"/>
  </office:meta>
</office:document-meta>
</file>